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8.908cm"/>
    </style:style>
    <style:style style:name="co4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1" office:value-type="string">
            <text:p>Meilenstein</text:p>
          </table:table-cell>
          <table:table-cell table:style-name="ce1" office:value-type="string">
            <text:p>Plan-Zeitpunkt</text:p>
          </table:table-cell>
          <table:table-cell table:style-name="ce1" office:value-type="string">
            <text:p>Ziel</text:p>
          </table:table-cell>
          <table:table-cell table:style-name="ce1" office:value-type="string">
            <text:p>Vorbereitung</text:p>
          </table:table-cell>
          <table:table-cell table:style-name="ce1" office:value-type="string">
            <text:p>Ist-Zeitpunkt</text:p>
          </table:table-cell>
          <table:table-cell table:style-name="ce1" table:number-columns-repeated="101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2" office:value-type="date" office:date-value="2014-12-05">
            <text:p>05.12.14</text:p>
          </table:table-cell>
          <table:table-cell office:value-type="string">
            <text:p>Thema einreichen</text:p>
          </table:table-cell>
          <table:table-cell/>
          <table:table-cell table:style-name="ce3" office:value-type="date" office:date-value="2014-12-05">
            <text:p>05.12.14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style-name="ce2" office:value-type="date" office:date-value="2014-12-11">
            <text:p>11.12.14</text:p>
          </table:table-cell>
          <table:table-cell office:value-type="string">
            <text:p>Kick-Off: Gliederung</text:p>
          </table:table-cell>
          <table:table-cell office:value-type="string">
            <text:p>Gliederung mit Kontent</text:p>
          </table:table-cell>
          <table:table-cell table:style-name="ce3" office:value-type="date" office:date-value="2014-12-08">
            <text:p>08.12.1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style-name="ce2" office:value-type="date" office:date-value="2014-12-16">
            <text:p>16.12.14</text:p>
          </table:table-cell>
          <table:table-cell office:value-type="string">
            <text:p>Analysereview: MC</text:p>
          </table:table-cell>
          <table:table-cell office:value-type="string">
            <text:p>Wiki/Vortrag sichten, Probleme feststell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2" office:value-type="date" office:date-value="2014-12-31">
            <text:p>31.12.14</text:p>
          </table:table-cell>
          <table:table-cell office:value-type="string">
            <text:p>Vorbereitung bis Kapitel DSL</text:p>
          </table:table-cell>
          <table:table-cell office:value-type="string">
            <text:p>Quellen sichten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2" office:value-type="date" office:date-value="2015-01-04">
            <text:p>04.01.15</text:p>
          </table:table-cell>
          <table:table-cell office:value-type="string">
            <text:p>Brauer bis Kapitel DSL zuschicken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ce2" office:value-type="date" office:date-value="2015-01-09">
            <text:p>09.01.15</text:p>
          </table:table-cell>
          <table:table-cell office:value-type="string">
            <text:p>Workshop: Spezielle Anforderung an unsere GUI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ce2" office:value-type="date" office:date-value="2015-01-16">
            <text:p>16.01.15</text:p>
          </table:table-cell>
          <table:table-cell office:value-type="string">
            <text:p>Workshop: DSL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2" office:value-type="date" office:date-value="2015-01-23">
            <text:p>23.01.15</text:p>
          </table:table-cell>
          <table:table-cell office:value-type="string">
            <text:p>Workshop: Generator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style-name="ce2" office:value-type="date" office:date-value="2015-02-13">
            <text:p>13.02.15</text:p>
          </table:table-cell>
          <table:table-cell office:value-type="string">
            <text:p>Abgabe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Tabelle1.H45" table:end-x="2.23cm" table:end-y="0.095cm" draw:z-index="0" draw:style-name="gr1" draw:text-style-name="P1" svg:width="15.999cm" svg:height="8.999cm" svg:x="0.072cm" svg:y="0.128cm">
              <draw:object draw:notify-on-update-of-ranges="Tabelle1.F11:Tabelle1.F11 Tabelle1.F12:Tabelle1.F20 Tabelle1.I11:Tabelle1.I11 Tabelle1.I12:Tabelle1.I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.12.2014</text:date>, <text:time>15:15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ls Gundermann</meta:initial-creator>
    <meta:creation-date>2014-12-04T12:33:42.79</meta:creation-date>
    <dc:date>2014-12-08T15:15:42.36</dc:date>
    <dc:creator>Niels Gundermann</dc:creator>
    <meta:editing-duration>PT6H48M32S</meta:editing-duration>
    <meta:editing-cycles>5</meta:editing-cycles>
    <meta:generator>OpenOffice/4.1.1$Win32 OpenOffice.org_project/411m6$Build-9775</meta:generator>
    <meta:document-statistic meta:table-count="3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26cm" style:legend-expansion="high" chart:style-name="ch2"/>
        <chart:plot-area chart:style-name="ch3" table:cell-range-address="Tabelle1.F11:Tabelle1.F20 Tabelle1.I11:Tabelle1.I20" chart:data-source-has-labels="row" svg:x="0.77cm" svg:y="0.855cm" svg:width="11.05cm" svg:height="6.957cm">
          <chartooo:coordinate-region svg:x="2.344cm" svg:y="1.067cm" svg:width="9.382cm" svg:height="6.072cm"/>
          <chart:axis chart:dimension="x" chart:name="primary-x" chart:style-name="ch4">
            <chart:title svg:x="5.404cm" svg:y="7.993cm" chart:style-name="ch5">
              <text:p>Meilenstei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12:Tabelle1.F20" chart:label-cell-address="Tabelle1.F11:Tabelle1.F11" chart:class="chart:line">
            <chart:data-point chart:repeated="9"/>
          </chart:series>
          <chart:series chart:style-name="ch9" chart:values-cell-range-address="Tabelle1.I12:Tabelle1.I20" chart:label-cell-address="Tabelle1.I11:Tabelle1.I1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-Zeitpunkt</text:p>
                <draw:g>
                  <svg:desc>Tabelle1.F11:Tabelle1.F11</svg:desc>
                </draw:g>
              </table:table-cell>
              <table:table-cell office:value-type="string">
                <text:p>Ist-Zeitpunkt</text:p>
                <draw:g>
                  <svg:desc>Tabelle1.I11:Tabelle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78">
                <text:p>41978</text:p>
                <draw:g>
                  <svg:desc>Tabelle1.F12:Tabelle1.F20</svg:desc>
                </draw:g>
              </table:table-cell>
              <table:table-cell office:value-type="float" office:value="41978">
                <text:p>41978</text:p>
                <draw:g>
                  <svg:desc>Tabelle1.I12:Tabelle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984">
                <text:p>41984</text:p>
              </table:table-cell>
              <table:table-cell office:value-type="float" office:value="41981">
                <text:p>41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989">
                <text:p>4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08">
                <text:p>4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13">
                <text:p>4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27">
                <text:p>4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48">
                <text:p>420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